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164A77BBAFD29378B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8b0000" draw:textarea-horizontal-align="justify" draw:textarea-vertical-align="middle" draw:auto-grow-height="false" fo:min-height="0.926cm" fo:min-width="0.669cm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97cm" fo:min-width="0.398cm"/>
    </style:style>
    <style:style style:name="gr4" style:family="graphic" style:parent-style-name="objectwithoutfill">
      <style:graphic-properties svg:stroke-width="0.176cm" svg:stroke-color="#8b0000" draw:marker-start-width="0.464cm" draw:marker-end-width="0.464cm" draw:fill="none" draw:textarea-vertical-align="middle" fo:padding-top="0.213cm" fo:padding-bottom="0.213cm" fo:padding-left="0.338cm" fo:padding-right="0.338cm"/>
    </style:style>
    <style:style style:name="gr5" style:family="graphic" style:parent-style-name="standard">
      <style:graphic-properties svg:stroke-width="0.159cm" svg:stroke-color="#8b0000" draw:marker-start-width="0.438cm" draw:marker-end-width="0.438cm" draw:fill="none" draw:textarea-horizontal-align="justify" draw:textarea-vertical-align="middle" draw:auto-grow-height="false" fo:min-height="0.673cm" fo:min-width="0.422cm" fo:padding-top="0.204cm" fo:padding-bottom="0.204cm" fo:padding-left="0.329cm" fo:padding-right="0.329cm"/>
    </style:style>
    <style:style style:name="gr6" style:family="graphic" style:parent-style-name="standard">
      <style:graphic-properties draw:stroke="none" draw:fill-color="#8b0000" draw:textarea-horizontal-align="justify" draw:textarea-vertical-align="middle" draw:auto-grow-height="false" fo:min-height="0.933cm" fo:min-width="0.67cm"/>
    </style:style>
    <style:style style:name="gr7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0.654cm" fo:min-width="0.422cm" fo:padding-top="0.152cm" fo:padding-bottom="0.152cm" fo:padding-left="0.277cm" fo:padding-right="0.277cm"/>
    </style:style>
    <style:style style:name="gr8" style:family="graphic" style:parent-style-name="standard">
      <style:graphic-properties draw:stroke="none" draw:fill-color="#8b0000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8b0000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35cm" svg:height="20.237cm" draw:transform="skewX (-0.0265290046303138) rotate (0.496895238042786) translate (-6.52cm 11.136cm)">
          <draw:image xlink:href="Pictures/1000000000000320000002164A77BBAFD29378B0.jpg" xlink:type="simple" xlink:show="embed" xlink:actuate="onLoad" draw:mime-type="image/jpeg">
            <text:p/>
          </draw:image>
        </draw:frame>
        <draw:custom-shape draw:style-name="gr2" draw:text-style-name="P2" draw:layer="layout" svg:width="1.653cm" svg:height="1.662cm" svg:x="13.579cm" svg:y="10.71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1.27cm" svg:height="1.481cm" svg:x="14.13cm" svg:y="10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6.917cm" svg:y1="11.642cm" svg:x2="13.598cm" svg:y2="11.557cm">
          <text:p/>
        </draw:line>
        <draw:custom-shape draw:style-name="gr5" draw:text-style-name="P4" draw:layer="layout" svg:width="1.304cm" svg:height="1.305cm" svg:x="5.622cm" svg:y="10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654cm" svg:height="1.673cm" svg:x="9.298cm" svg:y="10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304cm" svg:height="1.276cm" svg:x="9.478cm" svg:y="10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8" draw:text-style-name="P2" draw:layer="layout" svg:width="2.102cm" svg:height="0.515cm" svg:x="3.554cm" svg:y="11.404cm" svg:viewBox="0 0 2103 516" draw:points="2090,0 1706,97 1305,189 4,234 0,370 1358,370 2103,516">
          <text:p/>
        </draw:polyg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07T21:27:14.349610402</meta:creation-date>
    <dc:date>2024-01-07T21:41:01.499863030</dc:date>
    <meta:editing-duration>PT3M37S</meta:editing-duration>
    <meta:editing-cycles>1</meta:editing-cycles>
    <meta:document-statistic meta:object-count="8"/>
    <meta:generator>LibreOffice/7.3.7.2$Linux_X86_64 LibreOffice_project/30$Build-2</meta:generator>
  </office:meta>
</office:document-meta>
</file>